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list-style-name="WW8Num4">
      <style:paragraph-properties fo:line-height="0.776cm" style:snap-to-layout-grid="false"/>
    </style:style>
    <style:style style:name="P4" style:family="paragraph" style:parent-style-name="Standard" style:list-style-name="WW8Num2">
      <style:paragraph-properties fo:line-height="0.776cm" style:snap-to-layout-grid="false"/>
    </style:style>
    <style:style style:name="P5" style:family="paragraph" style:parent-style-name="Standard" style:list-style-name="WW8Num3">
      <style:paragraph-properties fo:margin-left="1.011cm" fo:margin-right="0cm" fo:line-height="0.776cm" fo:text-indent="-1.011cm" style:auto-text-indent="false" style:snap-to-layout-grid="false"/>
    </style:style>
    <style:style style:name="P6" style:family="paragraph" style:parent-style-name="Standard" style:list-style-name="WW8Num3">
      <style:paragraph-properties fo:margin-left="1.011cm" fo:margin-right="0cm" fo:line-height="0.776cm" fo:text-indent="-1.011cm" style:auto-text-indent="false" style:snap-to-layout-grid="false"/>
      <style:text-properties fo:color="#000000"/>
    </style:style>
    <style:style style:name="P7" style:family="paragraph" style:parent-style-name="Standard">
      <style:paragraph-properties fo:margin-left="0.951cm" fo:margin-right="0cm" fo:line-height="0.776cm" fo:text-indent="0cm" style:auto-text-indent="false" style:snap-to-layout-grid="false"/>
    </style:style>
    <style:style style:name="P8" style:family="paragraph" style:parent-style-name="Standard">
      <style:paragraph-properties fo:margin-left="0.951cm" fo:margin-right="0cm" fo:line-height="0.776cm" fo:text-align="justify" style:justify-single-word="false" fo:text-indent="0cm" style:auto-text-indent="false" style:snap-to-layout-grid="false"/>
    </style:style>
    <style:style style:name="P9" style:family="paragraph" style:parent-style-name="Standard">
      <style:paragraph-properties fo:margin-left="0.951cm" fo:margin-right="0cm" fo:line-height="0.776cm" fo:text-indent="0cm" style:auto-text-indent="false" style:snap-to-layout-grid="false"/>
      <style:text-properties fo:color="#000000"/>
    </style:style>
    <style:style style:name="P10" style:family="paragraph" style:parent-style-name="Standard">
      <style:paragraph-properties fo:margin-left="0.951cm" fo:margin-right="0cm" fo:line-height="0.776cm" fo:text-align="justify" style:justify-single-word="false" fo:text-indent="0cm" style:auto-text-indent="false" style:snap-to-layout-grid="false"/>
      <style:text-properties fo:color="#000000"/>
    </style:style>
    <style:style style:name="P11" style:family="paragraph" style:parent-style-name="Standard">
      <style:paragraph-properties fo:margin-left="0.9cm" fo:margin-right="0cm" fo:line-height="0.776cm" fo:text-indent="0cm" style:auto-text-indent="false" style:snap-to-layout-grid="false"/>
    </style:style>
    <style:style style:name="P12" style:family="paragraph" style:parent-style-name="Standard">
      <style:paragraph-properties fo:margin-left="0.9cm" fo:margin-right="0cm" fo:line-height="0.776cm" fo:text-indent="0cm" style:auto-text-indent="false" style:snap-to-layout-grid="false"/>
      <style:text-properties fo:color="#000000"/>
    </style:style>
    <style:style style:name="P13" style:family="paragraph" style:parent-style-name="Standard">
      <style:paragraph-properties fo:margin-left="1.011cm" fo:margin-right="0cm" fo:line-height="0.776cm" fo:text-indent="-0.058cm" style:auto-text-indent="false" style:snap-to-layout-grid="false"/>
    </style:style>
    <style:style style:name="P14" style:family="paragraph" style:parent-style-name="Standard">
      <style:paragraph-properties fo:margin-left="1.011cm" fo:margin-right="0cm" fo:line-height="0.776cm" fo:text-indent="-0.058cm" style:auto-text-indent="false" style:snap-to-layout-grid="false"/>
      <style:text-properties fo:color="#000000"/>
    </style:style>
    <style:style style:name="P15" style:family="paragraph" style:parent-style-name="Standard">
      <style:paragraph-properties fo:margin-left="0.953cm" fo:margin-right="0cm" fo:line-height="0.776cm" fo:text-indent="0cm" style:auto-text-indent="false" style:snap-to-layout-grid="false"/>
    </style:style>
    <style:style style:name="P16" style:family="paragraph" style:parent-style-name="Standard">
      <style:paragraph-properties fo:margin-left="0.953cm" fo:margin-right="0cm" fo:line-height="0.776cm" fo:text-indent="0cm" style:auto-text-indent="false" style:snap-to-layout-grid="false"/>
      <style:text-properties fo:color="#000000"/>
    </style:style>
    <style:style style:name="P17" style:family="paragraph" style:parent-style-name="Standard">
      <style:paragraph-properties fo:margin-left="1cm" fo:margin-right="0cm" fo:line-height="0.776cm" fo:text-indent="-0.049cm" style:auto-text-indent="false" style:snap-to-layout-grid="false"/>
    </style:style>
    <style:style style:name="P18" style:family="paragraph" style:parent-style-name="Standard">
      <style:paragraph-properties fo:margin-left="1cm" fo:margin-right="0cm" fo:line-height="0.776cm" fo:text-indent="-0.049cm" style:auto-text-indent="false" style:snap-to-layout-grid="false"/>
      <style:text-properties fo:color="#000000"/>
    </style:style>
    <style:style style:name="P19" style:family="paragraph" style:parent-style-name="Standard">
      <style:paragraph-properties fo:margin-left="1cm" fo:margin-right="0cm" fo:line-height="0.776cm" fo:text-indent="0cm" style:auto-text-indent="false" style:snap-to-layout-grid="false"/>
    </style:style>
    <style:style style:name="P20" style:family="paragraph" style:parent-style-name="Standard" style:master-page-name="Standard">
      <style:paragraph-properties fo:text-align="center" style:justify-single-word="false" style:page-number="auto" style:snap-to-layout-gri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fo:font-weight="bold" style:font-name-asian="Times New Roman" style:font-weight-asian="bold"/>
    </style:style>
    <style:style style:name="T8" style:family="text">
      <style:text-properties fo:color="#000000"/>
    </style:style>
    <style:style style:name="T9" style:family="text">
      <style:text-properties fo:color="#000000" style:font-name-asian="Times New Roman"/>
    </style:style>
    <style:style style:name="T10" style:family="text">
      <style:text-properties fo:color="#000000" style:font-name-asian="Times New Roman"/>
    </style:style>
    <style:style style:name="T11" style:family="text">
      <style:text-properties fo:color="#000000" style:font-name="新細明體" style:font-name-complex="新細明體"/>
    </style:style>
    <style:style style:name="T12" style:family="text">
      <style:text-properties fo:color="#000000" style:font-name="新細明體" style:font-name-complex="新細明體"/>
    </style:style>
    <style:style style:name="T13" style:family="text">
      <style:text-properties fo:color="#000000" style:font-name="新細明體" fo:font-weight="bold" style:font-weight-asian="bold" style:font-name-complex="新細明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5</text:span><text:span text:style-name="T1">.</text:span><text:span text:style-name="T1">重要國際組織會員國</text:span></text:p>
      <text:p text:style-name="P1">Members of Major International Organizations</text:p>
      <text:p text:style-name="P2"/>
      <text:list xml:id="list563223175" text:style-name="WW8Num3">
        <text:list-item>
          <text:p text:style-name="P5">能源相關國際組織</text:p>
        </text:list-item>
      </text:list>
      <text:list xml:id="list715299492" text:style-name="WW8Num4">
        <text:list-item>
          <text:p text:style-name="P3"><text:span text:style-name="T5">國際能源總署</text:span><text:span text:style-name="T9"> <text:s/></text:span><text:span text:style-name="T4">International Energy Agency (IEA)</text:span><text:span text:style-name="T4">：</text:span></text:p>
        </text:list-item>
      </text:list>
      <text:p text:style-name="P7"><text:span text:style-name="T4">澳大利亞、奧地利、比利時、加拿大、捷克、丹麥、愛沙尼亞、芬蘭、法國、德國、希臘、匈牙利</text:span><text:span text:style-name="T4">、</text:span><text:span text:style-name="T4">愛爾蘭、義大利、日本、韓國、盧森堡、墨西哥、紐西蘭、挪威、波蘭、葡萄牙、斯洛伐克、西班牙、瑞典、瑞士、荷蘭、土耳其、英國、美國，共30個會員國，為</text:span><text:span text:style-name="T4">OECD</text:span><text:span text:style-name="T4">架構下之一自治機構</text:span><text:span text:style-name="T4">(autonomous body)</text:span><text:span text:style-name="T4">，總部設在法國巴黎。</text:span></text:p>
      <text:p text:style-name="P9"/>
      <text:list xml:id="list135911565957298" text:continue-numbering="true" text:style-name="WW8Num4">
        <text:list-item>
          <text:p text:style-name="P3"><text:span text:style-name="T5">石油輸出國家組織</text:span><text:span text:style-name="T9"> <text:s/></text:span><text:span text:style-name="T4">Organization of the Petroleum Exporting Countries (OPEC</text:span><text:span text:style-name="T11">)</text:span><text:span text:style-name="T11">：</text:span></text:p>
        </text:list-item>
      </text:list>
      <text:p text:style-name="P7"><text:span text:style-name="T4">阿爾及利亞、安哥拉、剛果、赤道幾內亞、加彭、伊朗、伊拉克、科威特、利比亞、奈及利亞、沙烏地阿拉伯、阿拉伯聯合大公國、委內瑞拉，共13個會員國，總部設在奧地利維也納。</text:span></text:p>
      <text:p text:style-name="P9"/>
      <text:list xml:id="list135911538899563" text:continue-numbering="true" text:style-name="WW8Num4">
        <text:list-item>
          <text:p text:style-name="P3"><text:span text:style-name="T5">阿拉伯石油輸出國家組織</text:span><text:span text:style-name="T9"> <text:s/></text:span><text:span text:style-name="T4">Organization of the Arab Petroleum Exporting Countries (OAPEC)：</text:span></text:p>
        </text:list-item>
      </text:list>
      <text:p text:style-name="P7"><text:span text:style-name="T4">阿爾及利亞、巴林、埃及、伊拉克、科威特、利比亞、卡達、沙烏地阿拉伯、敘利亞、阿拉伯聯合大公國、突尼西亞，共11個會員國，總部設在科威特。</text:span></text:p>
      <text:p text:style-name="P9"/>
      <text:list xml:id="list135911461121218" text:continue-numbering="true" text:style-name="WW8Num4">
        <text:list-item>
          <text:p text:style-name="P3"><text:span text:style-name="T5">世界能源會</text:span><text:span text:style-name="T9"> <text:s/></text:span><text:span text:style-name="T4">World Energy Council (WEC)</text:span><text:span text:style-name="T4">：</text:span></text:p>
        </text:list-item>
      </text:list>
      <text:p text:style-name="P7"><text:span text:style-name="T4">為全世界最大的非政府能源政策論壇，創立於1923年，目前約有3,000多個會員組織分布於100多個國家，總部設於英國倫敦。</text:span></text:p>
      <text:p text:style-name="P9"/>
      <text:list xml:id="list135911681052025" text:continue-numbering="true" text:style-name="WW8Num4">
        <text:list-item>
          <text:p text:style-name="P3"><text:span text:style-name="T5">國際能源論壇</text:span><text:span text:style-name="T9"> <text:s/></text:span><text:span text:style-name="T4">International Energy Forum (IEF)</text:span><text:span text:style-name="T4">：</text:span></text:p>
        </text:list-item>
      </text:list>
      <text:p text:style-name="P8"><text:span text:style-name="T4">原為能源生產國與消費國主管能源部長間之非正式集會，但已於2004年在沙烏地阿拉伯首都利雅德成立理事會及常設秘書處，其70個成員國主導了</text:span><text:span text:style-name="T4">90</text:span><text:span text:style-name="T4"> %的世界石油及天然氣供需。</text:span></text:p>
      <text:p text:style-name="P10"/>
      <text:list xml:id="list135912195614621" text:continue-numbering="true" text:style-name="WW8Num4">
        <text:list-item>
          <text:p text:style-name="P3"><text:span text:style-name="T5">國際能源經濟學會</text:span><text:span text:style-name="T9"> <text:s/></text:span><text:span text:style-name="T4">International Association for Energy Economics (IAEE)</text:span><text:span text:style-name="T4"> ：</text:span></text:p>
        </text:list-item>
      </text:list>
      <text:p text:style-name="P8"><text:span text:style-name="T4">成立於1977年，總部設於美國，係以能源經濟為主要研究領域之國際學術組織</text:span><text:span text:style-name="T4">，</text:span><text:span text:style-name="T4">凡對能源經濟領域有興趣者皆可加入</text:span><text:span text:style-name="T4">，</text:span><text:span text:style-name="T4">目前有4,000多個會員分布於110個國家，其中27個國家設有分會。</text:span></text:p>
      <text:list xml:id="list135910944513209" text:continue-numbering="true" text:style-name="WW8Num4">
        <text:list-item>
          <text:p text:style-name="P3"><text:span text:style-name="T5">天然氣輸出國家論壇</text:span><text:span text:style-name="T9"> <text:s/></text:span><text:span text:style-name="T4">Gas Exporting Countries Forum (GECF)：</text:span></text:p>
        </text:list-item>
      </text:list>
      <text:p text:style-name="P11"><text:span text:style-name="T4">世界主要天然氣生產國組織，2001年於伊朗德黑蘭成立，目前的會員國有阿爾及利亞、玻利維亞、埃及、赤道幾內亞、伊朗、利比亞、奈及利亞、卡達、俄羅斯、</text:span><text:span text:style-name="T4">千里達</text:span><text:span text:style-name="T4">及托巴哥共和國、委內瑞拉；安哥拉、亞塞拜然、伊拉克、哈薩克、馬來西亞、挪威、秘鲁及阿拉伯聯合大公國為觀察員，聯絡辦公室設在卡達杜哈。</text:span></text:p>
      <text:p text:style-name="P12"/>
      <text:list xml:id="list135912528086538" text:continue-numbering="true" text:style-name="WW8Num4">
        <text:list-item>
          <text:p text:style-name="P3"><text:span text:style-name="T5">拉丁美洲能源組織</text:span><text:span text:style-name="T4">Latin American Energy Organization (OLADE)</text:span><text:span text:style-name="T4">：</text:span></text:p>
        </text:list-item>
      </text:list>
      <text:p text:style-name="P11"><text:soft-page-break/><text:span text:style-name="T4">於1973年11月2日成立，總部位於厄瓜多基多，以完成中南美洲區域之能源整合為目標。會員國有阿根廷、巴貝多、貝里斯、玻利維亞、巴西、智利、哥倫比亞、哥斯大黎加、古巴、厄瓜多、薩爾瓦多、格內那達、瓜地馬拉、蓋亞那、海地、宏都拉斯、牙買加、墨西哥、尼加拉瓜、巴拿馬、巴拉圭、秘魯、多明尼加、蘇利南、</text:span><text:span text:style-name="T4">千里達</text:span><text:span text:style-name="T4">及托巴哥共和國、烏拉圭及委內瑞拉；阿爾及利亞為觀察員。</text:span></text:p>
      <text:p text:style-name="P12"/>
      <text:list xml:id="list135912466214948" text:continue-numbering="true" text:style-name="WW8Num4">
        <text:list-item>
          <text:p text:style-name="P3"><text:span text:style-name="T5">國際再生能源總署</text:span><text:span text:style-name="T9"> <text:s/></text:span><text:span text:style-name="T4">International </text:span><text:span text:style-name="T4">Renewable </text:span><text:span text:style-name="T4">Energy Agency (I</text:span><text:span text:style-name="T4">R</text:span><text:span text:style-name="T4">E</text:span><text:span text:style-name="T4">N</text:span><text:span text:style-name="T4">A)</text:span><text:span text:style-name="T4">：</text:span></text:p>
        </text:list-item>
      </text:list>
      <text:p text:style-name="P8"><text:span text:style-name="T4">2009年1月26日於德國波昂成立，以成為設有大會、理事會及秘書處之全球性再生能源組織為目標，陸續召開5屆籌備委員會議後，於2011年4月4日終止籌備委員會，國際再生能源總署正式成立；致力推廣一切可永續利用的再生能源，包括生質能、地熱、水力、海洋能、太陽能和風力，以達永續發展、能源安全及低碳經濟的成長目標。目前成員有163個國家，另有21國正在申請加入會員的程序中。</text:span></text:p>
      <text:p text:style-name="P10"/>
      <text:list xml:id="list135911244171386" text:continue-list="list563223175" text:style-name="WW8Num3">
        <text:list-item>
          <text:p text:style-name="P6">其他國際組織</text:p>
        </text:list-item>
      </text:list>
      <text:list xml:id="list2548709152" text:style-name="WW8Num2">
        <text:list-item>
          <text:p text:style-name="P4"><text:span text:style-name="T5">歐洲聯盟</text:span><text:span text:style-name="T7"> <text:s/></text:span><text:span text:style-name="T5">European Union (EU</text:span><text:span text:style-name="T13">)</text:span><text:span text:style-name="T11">：</text:span></text:p>
        </text:list-item>
      </text:list>
      <text:p text:style-name="P13"><text:span text:style-name="T4">奧地利、比利時、保加利亞、克羅埃西亞、賽普勒斯、捷克、丹麥、愛沙尼亞、芬蘭、法國、德國、希臘、匈牙利、愛爾蘭、義大利、拉脫維亞、立陶宛、盧森堡、馬爾他、荷蘭、波蘭、葡萄牙、羅馬尼亞、斯洛伐克、斯洛維尼亞、西班牙及瑞典共27個會員國，總部設在比利時布魯塞爾。</text:span></text:p>
      <text:p text:style-name="P14"/>
      <text:list xml:id="list135910910340428" text:continue-numbering="true" text:style-name="WW8Num2">
        <text:list-item>
          <text:p text:style-name="P4"><text:span text:style-name="T5">經濟合作發展組織</text:span><text:span text:style-name="T9"> <text:s/></text:span><text:span text:style-name="T4">Organi</text:span><text:span text:style-name="T4">z</text:span><text:span text:style-name="T4">ation for Economic Co-operation and Development (OECD</text:span><text:span text:style-name="T11">)</text:span><text:span text:style-name="T11">：</text:span></text:p>
        </text:list-item>
      </text:list>
      <text:p text:style-name="P15"><text:span text:style-name="T4">澳大利亞、奧地利、比利時、加拿大、智利、哥倫比亞、捷克、丹麥、愛沙尼亞、芬蘭、法國、德國、希臘、匈牙利、冰島、愛爾蘭、以色列、義大利、日本、韓國、拉脫維亞、立陶宛、盧森堡、墨西哥、荷蘭、紐西蘭、挪威、波蘭、葡萄牙、斯洛伐克、斯洛維尼亞、西班牙、瑞典、瑞士、土耳其、英國、美國共37個會員國，總部設在法國巴黎。</text:span></text:p>
      <text:p text:style-name="P16"/>
      <text:list xml:id="list135912757197553" text:continue-numbering="true" text:style-name="WW8Num2">
        <text:list-item>
          <text:p text:style-name="P4"><text:span text:style-name="T5">太平洋經濟合作會議</text:span><text:span text:style-name="T9"> <text:s/></text:span><text:span text:style-name="T4">Pacific Economic Cooperation Conference (PECC, 1992</text:span><text:span text:style-name="T4">年更名</text:span><text:span text:style-name="T4">Pacific Economic Cooperation Council)</text:span><text:span text:style-name="T4">：</text:span></text:p>
        </text:list-item>
      </text:list>
      <text:p text:style-name="P7"><text:span text:style-name="T4">澳大利亞、汶萊、加拿大、智利、中國大陸、哥倫比亞、厄瓜多、香港、印尼、日本、韓國、馬來西亞、墨西哥、紐西蘭、秘魯、菲律賓、新加坡、太平洋島國論壇(</text:span><text:span text:style-name="T4">Pacific Islands</text:span><text:span text:style-name="T4"> Forum</text:span><text:span text:style-name="T4">)</text:span><text:span text:style-name="T4">、中華台北、泰國、美國及越南共22個會員體，秘書處設在新加坡。</text:span></text:p>
      <text:p text:style-name="P9"/>
      <text:list xml:id="list135910975613155" text:continue-numbering="true" text:style-name="WW8Num2">
        <text:list-item>
          <text:p text:style-name="P4"><text:span text:style-name="T5">東南亞國協</text:span><text:span text:style-name="T9"> <text:s/></text:span><text:span text:style-name="T4">Association of SouthEast Asian Nations (ASEAN)</text:span><text:span text:style-name="T4">：</text:span></text:p>
        </text:list-item>
      </text:list>
      <text:p text:style-name="P7"><text:span text:style-name="T4">汶萊、柬埔寨、印尼、寮國、馬來西亞、緬甸、菲律賓、新加坡、泰國、越南。共10個會員國，秘書處設在印尼雅加達。</text:span></text:p>
      <text:p text:style-name="P9"/>
      <text:list xml:id="list135911403545674" text:continue-numbering="true" text:style-name="WW8Num2">
        <text:list-item>
          <text:p text:style-name="P4"><text:span text:style-name="T5">亞太經濟合作</text:span><text:span text:style-name="T9"> <text:s/></text:span><text:span text:style-name="T4">Asia-Pacific Economic Cooperation (APEC)</text:span><text:span text:style-name="T4">：</text:span></text:p>
        </text:list-item>
      </text:list>
      <text:p text:style-name="P17"><text:span text:style-name="T4">澳大利亞、汶萊、加拿大、智利、中國大陸、香港、印尼、日本、韓國、馬來西亞、墨西哥、紐西蘭、巴布亞紐幾內亞、秘魯、菲律賓、俄羅斯、新加坡、中華台北、泰國、美國、越南。共21個會員經濟體</text:span><text:span text:style-name="T9"> </text:span><text:span text:style-name="T4">(member economy)</text:span><text:span text:style-name="T4"> ，秘書處設在新加坡。</text:span></text:p>
      <text:p text:style-name="P18"/>
      <text:list xml:id="list135912676285180" text:continue-numbering="true" text:style-name="WW8Num2">
        <text:list-item>
          <text:p text:style-name="P4"><text:span text:style-name="T5">世界貿易組織</text:span><text:span text:style-name="T9"> <text:s/></text:span><text:span text:style-name="T4">World Trade Organization (WTO)：</text:span></text:p>
        </text:list-item>
      </text:list>
      <text:p text:style-name="P19"><text:span text:style-name="T4">GATT烏拉圭回合談判於</text:span><text:span text:style-name="T4">1993</text:span><text:span text:style-name="T4">年</text:span><text:span text:style-name="T4">12</text:span><text:span text:style-name="T4">月</text:span><text:span text:style-name="T4">15</text:span><text:span text:style-name="T4">日達成最終協議，並決定成立WTO，依據</text:span><text:span text:style-name="T4">1994</text:span><text:span text:style-name="T4">年</text:span><text:span text:style-name="T4">4</text:span><text:span text:style-name="T4">月各國部長在摩洛哥簽署協定，WTO正式於</text:span><text:span text:style-name="T4">1995</text:span><text:span text:style-name="T4">年</text:span><text:span text:style-name="T4">1</text:span><text:span text:style-name="T4">月</text:span><text:span text:style-name="T4">1</text:span><text:span text:style-name="T4">日成立，作為推動國際經貿自由化的支柱。我國於2002年1月1日起正式加入，截至目前共計164個會員國，總部設在瑞士日內瓦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內文_20__28_Web_29_" style:display-name="內文 (Web)" style:family="paragraph" style:parent-style-name="Standard">
      <style:paragraph-properties fo:margin-top="0.176cm" fo:margin-bottom="0.176cm" loext:contextual-spacing="false" fo:orphans="2" fo:widows="2"/>
      <style:text-properties style:font-name="新細明體" fo:font-family="新細明體, PMingLiU" style:font-family-generic="roman" style:font-pitch="variable" style:letter-kerning="true" style:font-size-complex="12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/>
    </style:style>
    <style:style style:name="WW8Num1z0" style:family="text"/>
    <style:style style:name="WW8Num2z0" style:family="text">
      <style:text-properties style:font-name="新細明體" fo:font-family="新細明體, PMingLiU" style:font-family-generic="roman" style:font-pitch="variable" style:font-name-complex="新細明體" style:font-family-complex="新細明體, PMingLiU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新細明體" fo:font-family="新細明體, PMingLiU" style:font-family-generic="roman" style:font-pitch="variable" style:font-name-complex="新細明體" style:font-family-complex="新細明體, PMingLiU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St2z0" style:family="text">
      <style:text-properties style:font-name="Times New Roman" fo:font-family="'Times New Roman'" style:font-family-generic="roman" style:font-pitch="variable" fo:font-size="26pt" style:font-size-asian="26pt" style:font-name-complex="Times New Roman" style:font-family-complex="'Times New Roman'" style:font-family-generic-complex="roman" style:font-pitch-complex="variable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4</dc:title>
    <meta:initial-creator>能源會</meta:initial-creator>
    <meta:creation-date>2017-05-16T16:57:00</meta:creation-date>
    <dc:creator>院 台綜</dc:creator>
    <dc:date>2021-06-23T18:16:00</dc:date>
    <meta:print-date>2012-04-19T15:35:00</meta:print-date>
    <meta:editing-cycles>48</meta:editing-cycles>
    <meta:editing-duration>PT19H36M</meta:editing-duration>
    <meta:document-statistic meta:table-count="0" meta:image-count="0" meta:object-count="0" meta:page-count="2" meta:paragraph-count="34" meta:word-count="1917" meta:character-count="2700" meta:non-whitespace-character-count="2594"/>
    <meta:generator>LibreOffice/5.4.1.2$Windows_x86 LibreOffice_project/ea7cb86e6eeb2bf3a5af73a8f7777ac570321527</meta:generator>
  </office:meta>
</office:document-meta>
</file>